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4b5b" officeooo:paragraph-rsid="00144b5b"/>
    </style:style>
    <style:style style:name="P2" style:family="paragraph" style:parent-style-name="Standard">
      <style:text-properties officeooo:rsid="00161529" officeooo:paragraph-rsid="00161529"/>
    </style:style>
    <style:style style:name="P3" style:family="paragraph" style:parent-style-name="Text_20_body">
      <style:text-properties officeooo:rsid="00161529" officeooo:paragraph-rsid="001615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t Magazin 52/2013</text:p>
      <text:p text:style-name="P1"/>
      <text:p text:style-name="P1">Yoko Ono</text:p>
      <text:p text:style-name="P1">Liebe heißt, sich nicht verstellen zu müssen.</text:p>
      <text:p text:style-name="P1"/>
      <text:p text:style-name="P1">Michael Thalheimer</text:p>
      <text:p text:style-name="P1">Deshalb ist der größte Feind der Liebe der Versuch, sie zu konservieren. Das Gegenteil von Freiheit ist der Feind von Liebe. Das Begrenzende.</text:p>
      <text:p text:style-name="P1"/>
      <text:p text:style-name="P1">Wolfgang Schmidbauer</text:p>
      <text:p text:style-name="P1">Vielleicht ist es sinnvoll, Liebe als Mythos zu beschreiben. </text:p>
      <text:p text:style-name="P1">→ Können wir Liebe vielleicht als Logos beschreiben? Finden? </text:p>
      <text:p text:style-name="P1">Aber jeder von uns kann versuchen, an seinen Fähigkeiten im liebevollen Umgang miteinander zu basteln und zu üben, bis sie ihn so befriedigen wie Tom der gekonnte Pinselstrich über die Zaunlatte.</text:p>
      <text:p text:style-name="P1">→ Je früher ich Liebe lerne, desto besser? Desto genussvoller?</text:p>
      <text:p text:style-name="P1"/>
      <text:p text:style-name="P2">Ariadne von Schirach</text:p>
      <text:p text:style-name="P3">"Was ist Liebe?", fragst du die Sphinx, und sie mustert dich eine Weile, bevor sie antwortet: "Liebe ist etwas, was Menschen tun." – "Aber ich kann doch auch Tiere lieben und sie mich?" Die Sphinx zuckt mit den Flügeln. "Die Liebe zu Tieren ist rein. Menschenliebe ist schmutzig. Widersprüchlich. Weil ihr paradoxe Geschöpfe seid." Du betrachtest die geflügelte Löwin mit dem Menschengesicht und denkst dir, also, du musst grad reden.</text:p>
      <text:p text:style-name="Text_20_body">"Alle Wahrheiten über den Menschen sind auch ihr Gegenteil. Ihr lebt in euren sterblichen Körpern, aber zugleich existiert ihr in unsterblichen Vorstellungen und Geschichten." Die Sphinx hebt eine Braue. "Liebe gibt es in den Beziehungen, die ich zu mir, zu anderen und zur Welt habe. Sie lebt von der Kraft, Widersprüche auszuhalten – Geborgenheit und Freiheit, Erwartung und Enttäuschung, Geheimnis und Banalität. Bei euch geht es doch gerade nur noch darum, endlich den passenden Partner zu finden. Aber Liebe ist viel mehr. Solidarität ist eine Form von Liebe, die sich einstellt, wenn ihr Menschen begreift, dass ihr alle gleich viel wert, aber nicht gleichartig seid. Und wenn ihr beginnt, euch an diesen Unterschieden zu freuen, anstatt sie zu fürchten. Trotzdem seid ihr euch so ähnlich, in eurer Verletzlichkeit, eurem Mangel, eurer Sehnsucht. Durch diese Einsicht entsteht Achtung. Und Mitgefühl." – "Hilft das auch an Weihnachten?", fragst du, und die Sphinx nickt. "Und an jedem anderen Tag. Ihr habt nur einander. Das Leben ist kurz."</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20:58:00.081000000</meta:creation-date>
    <dc:date>2013-12-23T00:57:09.797000000</dc:date>
    <meta:editing-duration>PT1H13M49S</meta:editing-duration>
    <meta:editing-cycles>1</meta:editing-cycles>
    <meta:document-statistic meta:table-count="0" meta:image-count="0" meta:object-count="0" meta:page-count="1" meta:paragraph-count="13" meta:word-count="332" meta:character-count="2132" meta:non-whitespace-character-count="1808"/>
    <meta:generator>LibreOffice/4.1.2.3$Windows_x86 LibreOffice_project/40b2d7fde7e8d2d7bc5a449dc65df4d08a7dd38</meta:generator>
  </office:meta>
</office:document-meta>
</file>